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2811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9689in"/>
    </style:style>
    <style:style style:name="co9" style:family="table-column">
      <style:table-column-properties fo:break-before="auto" style:column-width="1.5102in"/>
    </style:style>
    <style:style style:name="co10" style:family="table-column">
      <style:table-column-properties fo:break-before="auto" style:column-width="0.9165in"/>
    </style:style>
    <style:style style:name="co11" style:family="table-column">
      <style:table-column-properties fo:break-before="auto" style:column-width="1.0937in"/>
    </style:style>
    <style:style style:name="co12" style:family="table-column">
      <style:table-column-properties fo:break-before="auto" style:column-width="1.05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font-weight="bold" style:font-weight-asian="bold" style:font-weight-complex="bold"/>
    </style:style>
    <style:style style:name="ce4" style:family="table-cell" style:parent-style-name="Normal_20_2" style:data-style-name="N0">
      <style:table-cell-properties style:cell-protect="protected" style:print-content="true" fo:background-color="transparent" style:vertical-align="automatic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greedyTest_Q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0" table:number-columns-repeated="1008" table:default-cell-style-name="ce2"/>
        <table:table-row table:style-name="ro1">
          <table:table-cell table:style-name="ce1" office:value-type="string" calcext:value-type="string">
            <text:p>Q4</text:p>
          </table:table-cell>
          <table:table-cell table:style-name="ce1" table:number-columns-repeated="10"/>
          <table:table-cell table:number-columns-repeated="1013"/>
        </table:table-row>
        <table:table-row table:style-name="ro2">
          <table:table-cell table:style-name="ce1" office:value-type="string" calcext:value-type="string">
            <text:p>Greedy</text:p>
          </table:table-cell>
          <table:table-cell table:style-name="ce1" office:value-type="string" calcext:value-type="string">
            <text:p>Num Coins</text:p>
          </table:table-cell>
          <table:table-cell table:style-name="ce1" table:number-columns-repeated="2"/>
          <table:table-cell table:style-name="ce1" office:value-type="string" calcext:value-type="string">
            <text:p>Brute</text:p>
          </table:table-cell>
          <table:table-cell table:style-name="ce1" table:number-columns-repeated="3"/>
          <table:table-cell table:style-name="ce1" office:value-type="string" calcext:value-type="string">
            <text:p>DP</text:p>
          </table:table-cell>
          <table:table-cell table:style-name="ce1" table:number-columns-repeated="2"/>
          <table:table-cell table:number-columns-repeated="6"/>
          <table:table-cell>
            <draw:frame table:end-cell-address="greedyTest_Q4.W17" table:end-x="0.6665in" table:end-y="0.1591in" draw:z-index="0" draw:name="Chart 4" draw:style-name="gr1" svg:width="5in" svg:height="3in" svg:x="0.25in" svg:y="0.1717in">
              <draw:object draw:notify-on-update-of-ranges="greedyTest_Q4.N4:greedyTest_Q4.N11 greedyTest_Q4.O3:greedyTest_Q4.O3 greedyTest_Q4.O4:greedyTest_Q4.O11 greedyTest_Q4.P3:greedyTest_Q4.P3 greedyTest_Q4.P4:greedyTest_Q4.P11 greedyTest_Q4.Q3:greedyTest_Q4.Q3 greedyTest_Q4.Q4:greedyTest_Q4.Q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Greedy</text:p>
          </table:table-cell>
          <table:table-cell table:style-name="ce1" office:value-type="string" calcext:value-type="string">
            <text:p>Time (microseconds)</text:p>
          </table:table-cell>
          <table:table-cell table:style-name="ce1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Brute</text:p>
          </table:table-cell>
          <table:table-cell table:style-name="ce1" office:value-type="string" calcext:value-type="string">
            <text:p>Time</text:p>
          </table:table-cell>
          <table:table-cell table:style-name="ce1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Time (microseconds)</text:p>
          </table:table-cell>
          <table:table-cell table:number-columns-repeated="2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Greedy</text:p>
          </table:table-cell>
          <table:table-cell table:style-name="ce1" office:value-type="string" calcext:value-type="string">
            <text:p>Brute</text:p>
          </table:table-cell>
          <table:table-cell table:style-name="ce1" office:value-type="string" calcext:value-type="string">
            <text:p>DP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.05311584472656" calcext:value-type="float">
            <text:p>4.05311584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017999887" calcext:value-type="float">
            <text:p>0.01799988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.0012054443359" calcext:value-type="float">
            <text:p>36.00120544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.14576721191406" calcext:value-type="float">
            <text:p>2.14576721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085000038" calcext:value-type="float">
            <text:p>0.0850000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1.0079956054688" calcext:value-type="float">
            <text:p>41.00799560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.09944152832031" calcext:value-type="float">
            <text:p>3.09944152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.372999907" calcext:value-type="float">
            <text:p>0.3729999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7.9221343994141" calcext:value-type="float">
            <text:p>47.922134399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.09944152832031" calcext:value-type="float">
            <text:p>3.099441528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.747999907" calcext:value-type="float">
            <text:p>1.7479999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4.1210174560547" calcext:value-type="float">
            <text:p>54.121017456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.14576721191" calcext:value-type="float">
            <text:p>2.14576721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275000095" calcext:value-type="float">
            <text:p>8.2750000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8.8893890380859" calcext:value-type="float">
            <text:p>58.889389038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.05311584473" calcext:value-type="float">
            <text:p>4.053115844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8.56200004" calcext:value-type="float">
            <text:p>38.562000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6.0419464111328" calcext:value-type="float">
            <text:p>66.041946411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.05311584473" calcext:value-type="float">
            <text:p>4.05311584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78.1010001" calcext:value-type="float">
            <text:p>178.10100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1.0487365722656" calcext:value-type="float">
            <text:p>71.048736572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.05311584472656" calcext:value-type="float">
            <text:p>4.05311584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28.1619999" calcext:value-type="float">
            <text:p>828.1619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7.0092010498047" calcext:value-type="float">
            <text:p>77.009201049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Q5</text:p>
          </table:table-cell>
          <table:table-cell table:style-name="ce1" table:number-columns-repeated="10"/>
          <table:table-cell table:number-columns-repeated="1013"/>
        </table:table-row>
        <table:table-row table:style-name="ro2">
          <table:table-cell table:style-name="ce1" office:value-type="string" calcext:value-type="string">
            <text:p>Greedy</text:p>
          </table:table-cell>
          <table:table-cell table:style-name="ce1" table:number-columns-repeated="3"/>
          <table:table-cell table:style-name="ce1" office:value-type="string" calcext:value-type="string">
            <text:p>Brute</text:p>
          </table:table-cell>
          <table:table-cell table:style-name="ce1" table:number-columns-repeated="3"/>
          <table:table-cell table:style-name="ce1" office:value-type="string" calcext:value-type="string">
            <text:p>DP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[1, 2, 6, 12, 24, 48, 60]</text:p>
          </table:table-cell>
          <table:table-cell table:style-name="ce1" table:number-columns-repeated="2"/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[1, 2, 6, 12, 24, 48, 60]</text:p>
          </table:table-cell>
          <table:table-cell table:style-name="ce1" table:number-columns-repeated="2"/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[1, 2, 6, 12, 24, 48, 60]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style-name="ce1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</text:p>
          </table:table-cell>
          <table:table-cell table:style-name="ce1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number-columns-repeated="2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Greedy</text:p>
          </table:table-cell>
          <table:table-cell table:style-name="ce1" office:value-type="string" calcext:value-type="string">
            <text:p>Brute</text:p>
          </table:table-cell>
          <table:table-cell table:style-name="ce1" office:value-type="string" calcext:value-type="string">
            <text:p>DP</text:p>
          </table:table-cell>
          <table:table-cell table:number-columns-repeated="1007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00679016113281" calcext:value-type="float">
            <text:p>5.00679016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00600004196166992" calcext:value-type="float">
            <text:p>0.0060000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.0870666503906" calcext:value-type="float">
            <text:p>29.087066650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>
            <draw:frame table:end-cell-address="greedyTest_Q4.W34" table:end-x="0.6902in" table:end-y="0.0437in" draw:z-index="1" draw:name="Chart 5" draw:style-name="gr1" svg:width="5in" svg:height="3in" svg:x="0.2736in" svg:y="0.0791in">
              <draw:object draw:notify-on-update-of-ranges="greedyTest_Q4.N19:greedyTest_Q4.N35 greedyTest_Q4.O18:greedyTest_Q4.O18 greedyTest_Q4.O19:greedyTest_Q4.O35 greedyTest_Q4.N19:greedyTest_Q4.N35 greedyTest_Q4.P18:greedyTest_Q4.P18 greedyTest_Q4.P19:greedyTest_Q4.P35 greedyTest_Q4.N19:greedyTest_Q4.N35 greedyTest_Q4.Q18:greedyTest_Q4.Q18 greedyTest_Q4.Q19:greedyTest_Q4.Q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800013542175293" calcext:value-type="float">
            <text:p>0.00800013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.9876251220703" calcext:value-type="float">
            <text:p>25.98762512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0139999389648438" calcext:value-type="float">
            <text:p>0.0139999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8.1333923339844" calcext:value-type="float">
            <text:p>28.13339233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0249998569488525" calcext:value-type="float">
            <text:p>0.02499985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.0870666503906" calcext:value-type="float">
            <text:p>29.087066650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0399999618530273" calcext:value-type="float">
            <text:p>0.03999996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0.9944152832031" calcext:value-type="float">
            <text:p>30.99441528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65000057220459" calcext:value-type="float">
            <text:p>0.06500005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.9944152832031" calcext:value-type="float">
            <text:p>30.99441528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11299991607666" calcext:value-type="float">
            <text:p>0.112999916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.8554382324219" calcext:value-type="float">
            <text:p>33.85543823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.181999921798706" calcext:value-type="float">
            <text:p>0.18199992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4.8091125488281" calcext:value-type="float">
            <text:p>34.809112548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.317999839782715" calcext:value-type="float">
            <text:p>0.31799983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6.9548797607422" calcext:value-type="float">
            <text:p>36.954879760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7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41999816894531" calcext:value-type="float">
            <text:p>0.54199981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6.9548797607422" calcext:value-type="float">
            <text:p>36.954879760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0499997138977" calcext:value-type="float">
            <text:p>0.90499997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7.9085540771484" calcext:value-type="float">
            <text:p>37.908554077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.52600002288818" calcext:value-type="float">
            <text:p>1.52600002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1.0079956054688" calcext:value-type="float">
            <text:p>41.007995605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.55100011825562" calcext:value-type="float">
            <text:p>2.55100011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1.961669921875" calcext:value-type="float">
            <text:p>41.961669921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.31500005722046" calcext:value-type="float">
            <text:p>4.315000057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3.1537628173828" calcext:value-type="float">
            <text:p>43.153762817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.12400007247925" calcext:value-type="float">
            <text:p>7.12400007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6.0147857666016" calcext:value-type="float">
            <text:p>46.014785766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.1280000209808" calcext:value-type="float">
            <text:p>12.12800002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6.0147857666016" calcext:value-type="float">
            <text:p>46.014785766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.2400000095367" calcext:value-type="float">
            <text:p>20.240000009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7.9221343994141" calcext:value-type="float">
            <text:p>47.922134399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table:number-columns-repeated="17"/>
          <table:table-cell>
            <draw:frame table:end-cell-address="greedyTest_Q4.W51" table:end-x="0.8453in" table:end-y="0.1425in" draw:z-index="2" draw:name="Chart 6" draw:style-name="gr1" svg:width="5in" svg:height="3in" svg:x="0.4287in" svg:y="0.1744in">
              <draw:object draw:notify-on-update-of-ranges="greedyTest_Q4.N39:greedyTest_Q4.N55 greedyTest_Q4.O38:greedyTest_Q4.O38 greedyTest_Q4.O39:greedyTest_Q4.O55 greedyTest_Q4.N39:greedyTest_Q4.N55 greedyTest_Q4.P38:greedyTest_Q4.P38 greedyTest_Q4.P39:greedyTest_Q4.P55 greedyTest_Q4.N39:greedyTest_Q4.N55 greedyTest_Q4.Q38:greedyTest_Q4.Q38 greedyTest_Q4.Q39:greedyTest_Q4.Q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[1, 6, 13, 37, 150]</text:p>
          </table:table-cell>
          <table:table-cell table:style-name="ce1" table:number-columns-repeated="2"/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[1, 6, 13, 37, 150]</text:p>
          </table:table-cell>
          <table:table-cell table:style-name="ce1" table:number-columns-repeated="2"/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[1, 6, 13, 37, 150]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style-name="ce1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</text:p>
          </table:table-cell>
          <table:table-cell table:style-name="ce1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number-columns-repeated="2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Greedy</text:p>
          </table:table-cell>
          <table:table-cell table:style-name="ce1" office:value-type="string" calcext:value-type="string">
            <text:p>Brute</text:p>
          </table:table-cell>
          <table:table-cell table:style-name="ce1" office:value-type="string" calcext:value-type="string">
            <text:p>DP</text:p>
          </table:table-cell>
          <table:table-cell table:number-columns-repeated="1007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.073486328125" calcext:value-type="float">
            <text:p>19.073486328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999927520751953" calcext:value-type="float">
            <text:p>0.00099992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.0271606445312" calcext:value-type="float">
            <text:p>20.02716064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0100016593933105" calcext:value-type="float">
            <text:p>0.00100016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.9345092773437" calcext:value-type="float">
            <text:p>21.934509277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7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3.10546875" calcext:value-type="float">
            <text:p>183.105468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3.875045776367" calcext:value-type="float">
            <text:p>223.87504577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.88818359375" calcext:value-type="float">
            <text:p>22.888183593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00999927520751953" calcext:value-type="float">
            <text:p>0.00099992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.0339508056641" calcext:value-type="float">
            <text:p>25.03395080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5.9876251220703" calcext:value-type="float">
            <text:p>25.98762512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000999927520751953" calcext:value-type="float">
            <text:p>0.00099992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7.8949737548828" calcext:value-type="float">
            <text:p>27.89497375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.00100016593933105" calcext:value-type="float">
            <text:p>0.00100016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8.8486480712891" calcext:value-type="float">
            <text:p>28.848648071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00100016593933105" calcext:value-type="float">
            <text:p>0.00100016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0.0407409667969" calcext:value-type="float">
            <text:p>30.040740966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00199985504150391" calcext:value-type="float">
            <text:p>0.00199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0.9944152832031" calcext:value-type="float">
            <text:p>30.994415283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00200009346008301" calcext:value-type="float">
            <text:p>0.00200009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.9944152832031" calcext:value-type="float">
            <text:p>30.994415283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.00300002098083496" calcext:value-type="float">
            <text:p>0.0030000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2.9017639160156" calcext:value-type="float">
            <text:p>32.90176391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00399994850158691" calcext:value-type="float">
            <text:p>0.003999948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3.8554382324219" calcext:value-type="float">
            <text:p>33.855438232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.00599980354309082" calcext:value-type="float">
            <text:p>0.005999803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6.0012054443359" calcext:value-type="float">
            <text:p>36.001205444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00600004196166992" calcext:value-type="float">
            <text:p>0.0060000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8.14697265625" calcext:value-type="float">
            <text:p>38.146972656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.00900006294250488" calcext:value-type="float">
            <text:p>0.00900006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8.14697265625" calcext:value-type="float">
            <text:p>38.146972656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Q6</text:p>
          </table:table-cell>
          <table:table-cell table:style-name="ce1" table:number-columns-repeated="10"/>
          <table:table-cell table:number-columns-repeated="6"/>
          <table:table-cell>
            <draw:frame table:end-cell-address="greedyTest_Q4.X73" table:end-x="0.1547in" table:end-y="0.1756in" draw:z-index="3" draw:name="Chart 7" draw:style-name="gr1" svg:width="5in" svg:height="3in" svg:x="0.6547in" svg:y="0.1382in">
              <draw:object draw:notify-on-update-of-ranges="greedyTest_Q4.N61:greedyTest_Q4.N77 greedyTest_Q4.O60:greedyTest_Q4.O60 greedyTest_Q4.O61:greedyTest_Q4.O77 greedyTest_Q4.N61:greedyTest_Q4.N77 greedyTest_Q4.P60:greedyTest_Q4.P60 greedyTest_Q4.P61:greedyTest_Q4.P77 greedyTest_Q4.N61:greedyTest_Q4.N77 greedyTest_Q4.Q60:greedyTest_Q4.Q60 greedyTest_Q4.Q61:greedyTest_Q4.Q7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Greedy</text:p>
          </table:table-cell>
          <table:table-cell table:style-name="ce1" table:number-columns-repeated="3"/>
          <table:table-cell table:style-name="ce1" office:value-type="string" calcext:value-type="string">
            <text:p>Brute</text:p>
          </table:table-cell>
          <table:table-cell table:style-name="ce1" table:number-columns-repeated="3"/>
          <table:table-cell table:style-name="ce1" office:value-type="string" calcext:value-type="string">
            <text:p>DP</text:p>
          </table:table-cell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style-name="ce1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</text:p>
          </table:table-cell>
          <table:table-cell table:style-name="ce1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number-columns-repeated="2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Greedy</text:p>
          </table:table-cell>
          <table:table-cell table:style-name="ce1" office:value-type="string" calcext:value-type="string">
            <text:p>Brute</text:p>
          </table:table-cell>
          <table:table-cell table:style-name="ce1" office:value-type="string" calcext:value-type="string">
            <text:p>DP</text:p>
          </table:table-cell>
          <table:table-cell table:number-columns-repeated="100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05311584472656" calcext:value-type="float">
            <text:p>4.05311584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100016593933105" calcext:value-type="float">
            <text:p>0.00100016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.1797180175781" calcext:value-type="float">
            <text:p>27.17971801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.00679016113281" calcext:value-type="float">
            <text:p>5.00679016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199985504150391" calcext:value-type="float">
            <text:p>0.0019998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.9876251220703" calcext:value-type="float">
            <text:p>25.987625122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400018692016602" calcext:value-type="float">
            <text:p>0.00400018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.1333923339844" calcext:value-type="float">
            <text:p>28.1333923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.05311584472656" calcext:value-type="float">
            <text:p>4.05311584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0599980354309082" calcext:value-type="float">
            <text:p>0.00599980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.0012054443359" calcext:value-type="float">
            <text:p>36.001205444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110001564025879" calcext:value-type="float">
            <text:p>0.01100015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.9017639160156" calcext:value-type="float">
            <text:p>32.9017639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0199999809265137" calcext:value-type="float">
            <text:p>0.01999998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4.8091125488281" calcext:value-type="float">
            <text:p>34.809112548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350000858306885" calcext:value-type="float">
            <text:p>0.03500008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7.9085540771484" calcext:value-type="float">
            <text:p>37.908554077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.05311584472656" calcext:value-type="float">
            <text:p>4.05311584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0639998912811279" calcext:value-type="float">
            <text:p>0.06399989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0.0543212890625" calcext:value-type="float">
            <text:p>40.054321289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118000030517578" calcext:value-type="float">
            <text:p>0.11800003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1.961669921875" calcext:value-type="float">
            <text:p>41.96166992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12000131607056" calcext:value-type="float">
            <text:p>0.21200013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4.8226928710938" calcext:value-type="float">
            <text:p>44.82269287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78000020980835" calcext:value-type="float">
            <text:p>0.3780000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7.9221343994141" calcext:value-type="float">
            <text:p>47.92213439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.05311584472656" calcext:value-type="float">
            <text:p>4.05311584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700999975204468" calcext:value-type="float">
            <text:p>0.70099997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1.0215759277344" calcext:value-type="float">
            <text:p>51.021575927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20900011062622" calcext:value-type="float">
            <text:p>1.209000110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4.1210174560547" calcext:value-type="float">
            <text:p>54.121017456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.05311584472656" calcext:value-type="float">
            <text:p>4.05311584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.18199992179871" calcext:value-type="float">
            <text:p>2.18199992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6.9820404052734" calcext:value-type="float">
            <text:p>56.982040405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.89400005340576" calcext:value-type="float">
            <text:p>3.894000053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9.1278076171875" calcext:value-type="float">
            <text:p>59.127807617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.05311584472656" calcext:value-type="float">
            <text:p>4.05311584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.36199998855591" calcext:value-type="float">
            <text:p>7.36199998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2.9425048828125" calcext:value-type="float">
            <text:p>62.942504882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.8999998569489" calcext:value-type="float">
            <text:p>12.89999985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6.0419464111328" calcext:value-type="float">
            <text:p>66.041946411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2">
          <table:table-cell table:style-name="ce1" office:value-type="string" calcext:value-type="string">
            <text:p>Q7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Greedy</text:p>
          </table:table-cell>
          <table:table-cell table:style-name="ce3" table:number-columns-repeated="2"/>
          <table:table-cell table:style-name="ce3" office:value-type="string" calcext:value-type="string">
            <text:p>Brute</text:p>
          </table:table-cell>
          <table:table-cell table:style-name="ce3"/>
          <table:table-cell/>
          <table:table-cell table:style-name="ce3" office:value-type="string" calcext:value-type="string">
            <text:p>DP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3" office:value-type="string" calcext:value-type="string">
            <text:p>Coins</text:p>
          </table:table-cell>
          <table:table-cell table:style-name="ce3" office:value-type="string" calcext:value-type="string">
            <text:p>[1, 2, 6, 12, 24, 48, 60]</text:p>
          </table:table-cell>
          <table:table-cell table:style-name="ce3"/>
          <table:table-cell table:style-name="ce3" office:value-type="string" calcext:value-type="string">
            <text:p>Coins</text:p>
          </table:table-cell>
          <table:table-cell table:style-name="ce3" office:value-type="string" calcext:value-type="string">
            <text:p>[1, 2, 6, 12, 24, 48, 60]</text:p>
          </table:table-cell>
          <table:table-cell/>
          <table:table-cell table:style-name="ce3" office:value-type="string" calcext:value-type="string">
            <text:p>Coins</text:p>
          </table:table-cell>
          <table:table-cell table:style-name="ce3" office:value-type="string" calcext:value-type="string">
            <text:p>[1, 2, 6, 12, 24, 48, 60]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ime (microseconds)</text:p>
          </table:table-cell>
          <table:table-cell/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ime (microseconds)</text:p>
          </table:table-cell>
          <table:table-cell/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ime (microseconds)</text:p>
          </table:table-cell>
          <table:table-cell/>
          <table:table-cell>
            <draw:frame table:end-cell-address="greedyTest_Q4.M97" table:end-x="0.6047in" table:end-y="0.0217in" draw:z-index="6" draw:name="Chart 7" draw:style-name="gr1" svg:width="5in" svg:height="3in" svg:x="0.0008in" svg:y="0.0673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4" office:value-type="float" office:value="5.00679016113281" calcext:value-type="float">
            <text:p>5.006790161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6000.04196166992" calcext:value-type="float">
            <text:p>6000.0419616699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9.0870666503906" calcext:value-type="float">
            <text:p>29.0870666504</text:p>
          </table:table-cell>
          <table:table-cell table:number-columns-repeated="1016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.14576721191406" calcext:value-type="float">
            <text:p>2.1457672119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8000.13542175292" calcext:value-type="float">
            <text:p>8000.1354217529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.9876251220703" calcext:value-type="float">
            <text:p>25.9876251221</text:p>
          </table:table-cell>
          <table:table-cell table:number-columns-repeated="1016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4" office:value-type="float" office:value="3.09944152832031" calcext:value-type="float">
            <text:p>3.0994415283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999.9389648438" calcext:value-type="float">
            <text:p>13999.9389648438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28.1333923339844" calcext:value-type="float">
            <text:p>28.133392334</text:p>
          </table:table-cell>
          <table:table-cell table:number-columns-repeated="1016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.9073486328125" calcext:value-type="float">
            <text:p>1.9073486328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999.8569488525" calcext:value-type="float">
            <text:p>24999.8569488525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29.0870666503906" calcext:value-type="float">
            <text:p>29.0870666504</text:p>
          </table:table-cell>
          <table:table-cell table:number-columns-repeated="1016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4" office:value-type="float" office:value="2.86102294921875" calcext:value-type="float">
            <text:p>2.8610229492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39999.9618530273" calcext:value-type="float">
            <text:p>39999.9618530273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30.9944152832031" calcext:value-type="float">
            <text:p>30.9944152832</text:p>
          </table:table-cell>
          <table:table-cell table:number-columns-repeated="1016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86102294921875" calcext:value-type="float">
            <text:p>2.8610229492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65000.057220459" calcext:value-type="float">
            <text:p>65000.057220459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.9944152832031" calcext:value-type="float">
            <text:p>30.9944152832</text:p>
          </table:table-cell>
          <table:table-cell table:number-columns-repeated="1016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4" office:value-type="float" office:value="3.09944152832031" calcext:value-type="float">
            <text:p>3.0994415283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12999.91607666" calcext:value-type="float">
            <text:p>112999.91607666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.8554382324219" calcext:value-type="float">
            <text:p>33.8554382324</text:p>
          </table:table-cell>
          <table:table-cell table:number-columns-repeated="1016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4" office:value-type="float" office:value="3.09944152832031" calcext:value-type="float">
            <text:p>3.0994415283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1999.921798706" calcext:value-type="float">
            <text:p>181999.921798706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34.8091125488281" calcext:value-type="float">
            <text:p>34.8091125488</text:p>
          </table:table-cell>
          <table:table-cell table:number-columns-repeated="1016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4" office:value-type="float" office:value="2.86102294921875" calcext:value-type="float">
            <text:p>2.8610229492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7999.839782715" calcext:value-type="float">
            <text:p>317999.839782715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36.9548797607422" calcext:value-type="float">
            <text:p>36.9548797607</text:p>
          </table:table-cell>
          <table:table-cell table:number-columns-repeated="1016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4" office:value-type="float" office:value="1.9073486328125" calcext:value-type="float">
            <text:p>1.9073486328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541999.816894531" calcext:value-type="float">
            <text:p>541999.816894531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36.9548797607422" calcext:value-type="float">
            <text:p>36.9548797607</text:p>
          </table:table-cell>
          <table:table-cell table:number-columns-repeated="1016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4" office:value-type="float" office:value="3.09944152832031" calcext:value-type="float">
            <text:p>3.0994415283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904999.97138977" calcext:value-type="float">
            <text:p>904999.97138977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.9085540771484" calcext:value-type="float">
            <text:p>37.9085540771</text:p>
          </table:table-cell>
          <table:table-cell table:number-columns-repeated="1016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4" office:value-type="float" office:value="3.09944152832031" calcext:value-type="float">
            <text:p>3.0994415283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26000.02288818" calcext:value-type="float">
            <text:p>1526000.02288818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1.0079956054688" calcext:value-type="float">
            <text:p>41.0079956055</text:p>
          </table:table-cell>
          <table:table-cell table:number-columns-repeated="1016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.86102294921875" calcext:value-type="float">
            <text:p>2.8610229492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551000.11825562" calcext:value-type="float">
            <text:p>2551000.11825562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1.961669921875" calcext:value-type="float">
            <text:p>41.9616699219</text:p>
          </table:table-cell>
          <table:table-cell table:number-columns-repeated="1016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4" office:value-type="float" office:value="1.9073486328125" calcext:value-type="float">
            <text:p>1.9073486328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315000.05722046" calcext:value-type="float">
            <text:p>4315000.05722046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3.1537628173828" calcext:value-type="float">
            <text:p>43.1537628174</text:p>
          </table:table-cell>
          <table:table-cell table:number-columns-repeated="1016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4" office:value-type="float" office:value="3.09944152832031" calcext:value-type="float">
            <text:p>3.0994415283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7124000.07247925" calcext:value-type="float">
            <text:p>7124000.07247925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.0147857666016" calcext:value-type="float">
            <text:p>46.0147857666</text:p>
          </table:table-cell>
          <table:table-cell table:number-columns-repeated="1016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4" office:value-type="float" office:value="2.14576721191406" calcext:value-type="float">
            <text:p>2.1457672119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128000.0209808" calcext:value-type="float">
            <text:p>12128000.0209808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.0147857666016" calcext:value-type="float">
            <text:p>46.0147857666</text:p>
          </table:table-cell>
          <table:table-cell table:number-columns-repeated="1016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4" office:value-type="float" office:value="2.86102294921875" calcext:value-type="float">
            <text:p>2.8610229492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20240000.0095367" calcext:value-type="float">
            <text:p>20240000.0095367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7.9221343994141" calcext:value-type="float">
            <text:p>47.9221343994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greedyTest_Q4.C116" table:end-x="1.5in" table:end-y="0.1043in" draw:z-index="4" draw:name="Chart 5" draw:style-name="gr1" svg:width="5in" svg:height="3in" svg:x="0in" svg:y="0.0669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greedyTest_Q4.I116" table:end-x="0.1886in" table:end-y="0.1043in" draw:z-index="5" draw:name="Chart 6" draw:style-name="gr1" svg:width="5.6043in" svg:height="3in" svg:x="0.0008in" svg:y="0.0669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3" table:number-rows-repeated="1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Q8</text:p>
          </table:table-cell>
          <table:table-cell table:style-name="ce1" table:number-columns-repeated="9"/>
          <table:table-cell table:number-columns-repeated="1014"/>
        </table:table-row>
        <table:table-row table:style-name="ro2">
          <table:table-cell table:style-name="ce1" office:value-type="string" calcext:value-type="string">
            <text:p>Greedy</text:p>
          </table:table-cell>
          <table:table-cell table:style-name="ce1" table:number-columns-repeated="3"/>
          <table:table-cell table:style-name="ce1" office:value-type="string" calcext:value-type="string">
            <text:p>Brute</text:p>
          </table:table-cell>
          <table:table-cell table:style-name="ce1" table:number-columns-repeated="3"/>
          <table:table-cell table:style-name="ce1" office:value-type="string" calcext:value-type="string">
            <text:p>DP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 office:value-type="string" calcext:value-type="string">
            <text:p>Num Denominations</text:p>
          </table:table-cell>
          <table:table-cell table:style-name="ce1" office:value-type="string" calcext:value-type="string">
            <text:p>Avg Run Time (microseconds)</text:p>
          </table:table-cell>
          <table:table-cell table:style-name="ce1" table:number-columns-repeated="2"/>
          <table:table-cell table:style-name="ce1" office:value-type="string" calcext:value-type="string">
            <text:p>Num Denominations</text:p>
          </table:table-cell>
          <table:table-cell table:style-name="ce1" office:value-type="string" calcext:value-type="string">
            <text:p>Avg Run Time(microseconds)</text:p>
          </table:table-cell>
          <table:table-cell table:style-name="ce1" table:number-columns-repeated="2"/>
          <table:table-cell table:style-name="ce1" office:value-type="string" calcext:value-type="string">
            <text:p>Num Denominations</text:p>
          </table:table-cell>
          <table:table-cell table:style-name="ce1" office:value-type="string" calcext:value-type="string">
            <text:p>Avg Run Time (microseconds)</text:p>
          </table:table-cell>
          <table:table-cell table:number-columns-repeated="101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.62260437011719" calcext:value-type="float">
            <text:p>2.62260437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999.8874664307" calcext:value-type="float">
            <text:p>17999.88746643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9.4582748413086" calcext:value-type="float">
            <text:p>39.4582748413</text:p>
          </table:table-cell>
          <table:table-cell table:number-columns-repeated="101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.62260437011719" calcext:value-type="float">
            <text:p>2.62260437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235.30040067785" calcext:value-type="float">
            <text:p>2235.30040067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.6433554256664" calcext:value-type="float">
            <text:p>40.6433554257</text:p>
          </table:table-cell>
          <table:table-cell table:number-columns-repeated="101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3.33786010742187" calcext:value-type="float">
            <text:p>3.337860107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947176.45645142" calcext:value-type="float">
            <text:p>2947176.4564514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6.1414516673369" calcext:value-type="float">
            <text:p>36.1414516673</text:p>
          </table:table-cell>
          <table:table-cell table:number-columns-repeated="101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3.35188472972197" calcext:value-type="float">
            <text:p>3.351884729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711705.8950312" calcext:value-type="float">
            <text:p>1711705.895031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2.4946055692785" calcext:value-type="float">
            <text:p>42.4946055693</text:p>
          </table:table-cell>
          <table:table-cell table:number-columns-repeated="1014"/>
        </table:table-row>
        <table:table-row table:style-name="ro4">
          <table:table-cell table:number-columns-repeated="8"/>
          <table:table-cell>
            <draw:frame table:end-cell-address="greedyTest_Q4.L144" table:end-x="0.1571in" table:end-y="0.0331in" draw:z-index="9" draw:name="Chart 10" draw:style-name="gr1" svg:width="5in" svg:height="3in" svg:x="0.1051in" svg:y="0.2079in">
              <draw:object draw:notify-on-update-of-ranges="greedyTest_Q4.I124:greedyTest_Q4.I127 greedyTest_Q4.J123:greedyTest_Q4.J123 greedyTest_Q4.J124:greedyTest_Q4.J12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>
            <draw:frame table:end-cell-address="greedyTest_Q4.C144" table:end-x="1.6043in" table:end-y="0.0949in" draw:z-index="7" draw:name="Chart 8" draw:style-name="gr1" svg:width="5in" svg:height="3in" svg:x="0.1043in" svg:y="0.072in">
              <draw:object draw:notify-on-update-of-ranges="greedyTest_Q4.A124:greedyTest_Q4.A127 greedyTest_Q4.B123:greedyTest_Q4.B123 greedyTest_Q4.B124:greedyTest_Q4.B12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greedyTest_Q4.H144" table:end-x="0.7921in" table:end-y="0.1055in" draw:z-index="8" draw:name="Chart 9" draw:style-name="gr1" svg:width="5in" svg:height="3in" svg:x="0.3236in" svg:y="0.0827in">
              <draw:object draw:notify-on-update-of-ranges="greedyTest_Q4.E124:greedyTest_Q4.E127 greedyTest_Q4.F123:greedyTest_Q4.F123 greedyTest_Q4.F124:greedyTest_Q4.F12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graphs.xlsx'#Sheet1" table:style-name="ta2">
        <table:table-source xlink:type="simple" xlink:href="../../../../../../Downloads/BruteGreedyDP.ods/graphs.xlsx" table:table-name="Sheet1" table:filter-name="Calc MS Excel 2007 XML" table:mode="copy-results-only"/>
        <table:table-column table:style-name="co13" table:number-columns-repeated="8" table:default-cell-style-name="Default"/>
        <table:table-row table:style-name="ro5" table:number-rows-repeated="2">
          <table:table-cell table:number-columns-repeated="8"/>
        </table:table-row>
        <table:table-row table:style-name="ro5">
          <table:table-cell/>
          <table:table-cell office:value-type="string" calcext:value-type="string">
            <text:p>Time (microseconds)</text:p>
          </table:table-cell>
          <table:table-cell table:number-columns-repeated="2"/>
          <table:table-cell office:value-type="string" calcext:value-type="string">
            <text:p>Time (microseconds)</text:p>
          </table:table-cell>
          <table:table-cell table:number-columns-repeated="2"/>
          <table:table-cell office:value-type="string" calcext:value-type="string">
            <text:p>Time (microseconds)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5.00679016113281" calcext:value-type="float">
            <text:p>5.00679016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000.04196166992" calcext:value-type="float">
            <text:p>6000.04196166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.0870666503906" calcext:value-type="float">
            <text:p>29.0870666504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.13542175292" calcext:value-type="float">
            <text:p>8000.13542175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.9876251220703" calcext:value-type="float">
            <text:p>25.9876251221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999.9389648438" calcext:value-type="float">
            <text:p>13999.93896484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.1333923339844" calcext:value-type="float">
            <text:p>28.133392334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999.8569488525" calcext:value-type="float">
            <text:p>24999.85694885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.0870666503906" calcext:value-type="float">
            <text:p>29.0870666504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9999.9618530273" calcext:value-type="float">
            <text:p>39999.96185302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.9944152832031" calcext:value-type="float">
            <text:p>30.9944152832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5000.057220459" calcext:value-type="float">
            <text:p>65000.0572204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.9944152832031" calcext:value-type="float">
            <text:p>30.9944152832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2999.91607666" calcext:value-type="float">
            <text:p>112999.916076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3.8554382324219" calcext:value-type="float">
            <text:p>33.8554382324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1999.921798706" calcext:value-type="float">
            <text:p>181999.92179870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.8091125488281" calcext:value-type="float">
            <text:p>34.8091125488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7999.839782715" calcext:value-type="float">
            <text:p>317999.8397827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.9548797607422" calcext:value-type="float">
            <text:p>36.9548797607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41999.816894531" calcext:value-type="float">
            <text:p>541999.8168945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6.9548797607422" calcext:value-type="float">
            <text:p>36.9548797607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04999.97138977" calcext:value-type="float">
            <text:p>904999.971389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7.9085540771484" calcext:value-type="float">
            <text:p>37.9085540771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26000.02288818" calcext:value-type="float">
            <text:p>1526000.022888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1.0079956054688" calcext:value-type="float">
            <text:p>41.0079956055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51000.11825562" calcext:value-type="float">
            <text:p>2551000.1182556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1.961669921875" calcext:value-type="float">
            <text:p>41.9616699219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1.9073486328125" calcext:value-type="float">
            <text:p>1.90734863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315000.05722046" calcext:value-type="float">
            <text:p>4315000.0572204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3.1537628173828" calcext:value-type="float">
            <text:p>43.1537628174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.09944152832031" calcext:value-type="float">
            <text:p>3.09944152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24000.07247925" calcext:value-type="float">
            <text:p>7124000.072479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6.0147857666016" calcext:value-type="float">
            <text:p>46.0147857666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2.14576721191406" calcext:value-type="float">
            <text:p>2.14576721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128000.0209808" calcext:value-type="float">
            <text:p>12128000.02098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.0147857666016" calcext:value-type="float">
            <text:p>46.0147857666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2.86102294921875" calcext:value-type="float">
            <text:p>2.861022949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240000.0095367" calcext:value-type="float">
            <text:p>20240000.00953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7.9221343994141" calcext:value-type="float">
            <text:p>47.9221343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date>2016-04-25T15:55:28.526000000</dc:date>
    <meta:editing-cycles>7</meta:editing-cycles>
    <meta:editing-duration>PT29M44S</meta:editing-duration>
    <meta:document-statistic meta:table-count="2" meta:cell-count="110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a0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5.9998397827148pt" fo:letter-spacing="0.035cm" fo:text-shadow="1pt 1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d9d9d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start"/>
      <style:graphic-properties draw:stroke="none"/>
      <style:text-properties fo:color="#d9d9d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d9d9d9" style:text-position="0% 100%" fo:font-family="Calibri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width="0.026cm" svg:stroke-color="#f2f2f2" svg:stroke-opacity="10%"/>
    </style:style>
    <style:style style:name="ch9" style:family="chart" style:data-style-name="N0">
      <style:chart-properties chart:symbol-type="none" chart:link-data-style-to-source="true"/>
      <style:graphic-properties svg:stroke-width="0.097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97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97cm" svg:stroke-color="#a5a5a5" draw:fill="none" draw:fill-color="#a5a5a5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title svg:x="4.177cm" svg:y="0.287cm" chart:style-name="ch2">
          <text:p>Q4-A=[30,65,5] </text:p>
        </chart:title>
        <chart:plot-area chart:style-name="ch3" table:cell-range-address="greedyTest_Q4.N4:greedyTest_Q4.Q11 greedyTest_Q4.O3:greedyTest_Q4.Q3" chart:data-source-has-labels="both" svg:x="1.265cm" svg:y="1.466cm" svg:width="11.181cm" svg:height="5.021cm">
          <chartooo:coordinate-region svg:x="1.763cm" svg:y="1.653cm" svg:width="10.522cm" svg:height="4.214cm"/>
          <chart:axis chart:dimension="x" chart:name="primary-x" chart:style-name="ch4" chartooo:axis-type="text">
            <chart:title svg:x="6.282cm" svg:y="6.639cm" chart:style-name="ch5">
              <text:p>Amount</text:p>
            </chart:title>
            <chart:categories table:cell-range-address="greedyTest_Q4.N4:greedyTest_Q4.N11"/>
          </chart:axis>
          <chart:axis chart:dimension="y" chart:name="primary-y" chart:style-name="ch6">
            <chart:title svg:x="0.451cm" svg:y="5.105cm" chart:style-name="ch7">
              <text:p>Number of coins</text:p>
            </chart:title>
            <chart:grid chart:style-name="ch8" chart:class="major"/>
          </chart:axis>
          <chart:series chart:style-name="ch9" chart:values-cell-range-address="greedyTest_Q4.O4:greedyTest_Q4.O11" chart:label-cell-address="greedyTest_Q4.O3:greedyTest_Q4.O3" chart:class="chart:line">
            <chart:data-point chart:repeated="8"/>
          </chart:series>
          <chart:series chart:style-name="ch10" chart:values-cell-range-address="greedyTest_Q4.P4:greedyTest_Q4.P11" chart:label-cell-address="greedyTest_Q4.P3:greedyTest_Q4.P3" chart:class="chart:line">
            <chart:data-point chart:repeated="8"/>
          </chart:series>
          <chart:series chart:style-name="ch11" chart:values-cell-range-address="greedyTest_Q4.Q4:greedyTest_Q4.Q11" chart:label-cell-address="greedyTest_Q4.Q3:greedyTest_Q4.Q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greedyTest_Q4.O3:greedyTest_Q4.O3</svg:desc>
                </draw:g>
              </table:table-cell>
              <table:table-cell office:value-type="string">
                <text:p>Brute</text:p>
                <draw:g>
                  <svg:desc>greedyTest_Q4.P3:greedyTest_Q4.P3</svg:desc>
                </draw:g>
              </table:table-cell>
              <table:table-cell office:value-type="string">
                <text:p>DP</text:p>
                <draw:g>
                  <svg:desc>greedyTest_Q4.Q3:greedyTest_Q4.Q3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greedyTest_Q4.N4:greedyTest_Q4.N11</svg:desc>
                </draw:g>
              </table:table-cell>
              <table:table-cell office:value-type="float" office:value="2">
                <text:p>2</text:p>
                <draw:g>
                  <svg:desc>greedyTest_Q4.O4:greedyTest_Q4.O11</svg:desc>
                </draw:g>
              </table:table-cell>
              <table:table-cell office:value-type="float" office:value="2">
                <text:p>2</text:p>
                <draw:g>
                  <svg:desc>greedyTest_Q4.P4:greedyTest_Q4.P11</svg:desc>
                </draw:g>
              </table:table-cell>
              <table:table-cell office:value-type="float" office:value="2">
                <text:p>2</text:p>
                <draw:g>
                  <svg:desc>greedyTest_Q4.Q4:greedyTest_Q4.Q11</svg:desc>
                </draw:g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a0" draw:style="radial" draw:cx="50%" draw:cy="50%" draw:start-color="#262626" draw:end-color="#595959" draw:start-intensity="100%" draw:end-intensity="100%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404040"/>
    </style:style>
    <style:style style:name="ch2" style:family="chart">
      <style:chart-properties chart:auto-position="true" style:rotation-angle="0"/>
      <style:text-properties fo:color="#d9d9d9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draw:stroke="none"/>
      <style:text-properties fo:color="#bfbfbf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595959" svg:stroke-opacity="75%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62cm" svg:stroke-color="#5b9bd5" draw:fill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2.266cm" svg:y="0.288cm" chart:style-name="ch2">
          <text:p>DP Num of Denominations vs Runtime</text:p>
        </chart:title>
        <chart:plot-area chart:style-name="ch3" table:cell-range-address="greedyTest_Q4.I124:greedyTest_Q4.J127 greedyTest_Q4.J123:greedyTest_Q4.J123" chart:data-source-has-labels="row" svg:x="1.265cm" svg:y="1.345cm" svg:width="11.181cm" svg:height="5.142cm">
          <chartooo:coordinate-region svg:x="1.834cm" svg:y="1.531cm" svg:width="10.451cm" svg:height="4.336cm"/>
          <chart:axis chart:dimension="x" chart:name="primary-x" chart:style-name="ch4">
            <chart:title svg:x="5.065cm" svg:y="6.639cm" chart:style-name="ch5">
              <text:p>Number of Denominations</text:p>
            </chart:title>
            <chart:grid chart:style-name="ch6" chart:class="major"/>
          </chart:axis>
          <chart:axis chart:dimension="y" chart:name="primary-y" chart:style-name="ch7">
            <chart:title svg:x="0.451cm" svg:y="5.852cm" chart:style-name="ch8">
              <text:p>Avg Runtime (microseconds)</text:p>
            </chart:title>
            <chart:grid chart:style-name="ch6" chart:class="major"/>
          </chart:axis>
          <chart:series chart:style-name="ch9" chart:values-cell-range-address="greedyTest_Q4.J124:greedyTest_Q4.J127" chart:label-cell-address="greedyTest_Q4.J123:greedyTest_Q4.J123" chart:class="chart:scatter">
            <chart:domain table:cell-range-address="greedyTest_Q4.I124:greedyTest_Q4.I12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vg Run Time (microseconds)</text:p>
                <draw:g>
                  <svg:desc>greedyTest_Q4.J123:greedyTest_Q4.J1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greedyTest_Q4.I124:greedyTest_Q4.I127</svg:desc>
                </draw:g>
              </table:table-cell>
              <table:table-cell office:value-type="float" office:value="39.4582748413086">
                <text:p>39.4582748413086</text:p>
                <draw:g>
                  <svg:desc>greedyTest_Q4.J124:greedyTest_Q4.J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0.6433554256664">
                <text:p>40.6433554256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.1414516673369">
                <text:p>36.1414516673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42.4946055692785">
                <text:p>42.49460556927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a0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5.9998397827148pt" fo:letter-spacing="0.035cm" fo:text-shadow="1pt 1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bfbfbf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f2f2f2" svg:stroke-opacity="10%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26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6cm" svg:stroke-color="#ed7d31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/>
      <style:graphic-properties svg:stroke-width="0.026cm" svg:stroke-color="#a5a5a5" draw:fill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3.825cm" svg:y="0.287cm" chart:style-name="ch2">
          <text:p>Q5-V1-A=[15,31,1]</text:p>
        </chart:title>
        <chart:legend chart:legend-position="bottom" svg:x="3.613cm" svg:y="6.864cm" style:legend-expansion="wide" chart:style-name="ch3"/>
        <chart:plot-area chart:style-name="ch4" table:cell-range-address="greedyTest_Q4.N19:greedyTest_Q4.Q35 greedyTest_Q4.O18:greedyTest_Q4.Q18" chart:data-source-has-labels="row" svg:x="0.254cm" svg:y="1.466cm" svg:width="12.192cm" svg:height="5.246cm">
          <chartooo:coordinate-region svg:x="0.664cm" svg:y="1.652cm" svg:width="11.621cm" svg:height="4.4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greedyTest_Q4.O19:greedyTest_Q4.O35" chart:label-cell-address="greedyTest_Q4.O18:greedyTest_Q4.O18" chart:class="chart:scatter">
            <chart:domain table:cell-range-address="greedyTest_Q4.N19:greedyTest_Q4.N35"/>
            <chart:data-point chart:repeated="17"/>
          </chart:series>
          <chart:series chart:style-name="ch9" chart:values-cell-range-address="greedyTest_Q4.P19:greedyTest_Q4.P35" chart:label-cell-address="greedyTest_Q4.P18:greedyTest_Q4.P18" chart:class="chart:scatter">
            <chart:data-point chart:repeated="17"/>
          </chart:series>
          <chart:series chart:style-name="ch10" chart:values-cell-range-address="greedyTest_Q4.Q19:greedyTest_Q4.Q35" chart:label-cell-address="greedyTest_Q4.Q18:greedyTest_Q4.Q18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Greedy</text:p>
                <draw:g>
                  <svg:desc>greedyTest_Q4.O18:greedyTest_Q4.O18</svg:desc>
                </draw:g>
              </table:table-cell>
              <table:table-cell office:value-type="string">
                <text:p>Brute</text:p>
                <draw:g>
                  <svg:desc>greedyTest_Q4.P18:greedyTest_Q4.P18</svg:desc>
                </draw:g>
              </table:table-cell>
              <table:table-cell office:value-type="string">
                <text:p>DP</text:p>
                <draw:g>
                  <svg:desc>greedyTest_Q4.Q18:greedyTest_Q4.Q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greedyTest_Q4.N19:greedyTest_Q4.N35</svg:desc>
                </draw:g>
              </table:table-cell>
              <table:table-cell office:value-type="float" office:value="3">
                <text:p>3</text:p>
                <draw:g>
                  <svg:desc>greedyTest_Q4.O19:greedyTest_Q4.O35</svg:desc>
                </draw:g>
              </table:table-cell>
              <table:table-cell office:value-type="float" office:value="3">
                <text:p>3</text:p>
                <draw:g>
                  <svg:desc>greedyTest_Q4.P19:greedyTest_Q4.P35</svg:desc>
                </draw:g>
              </table:table-cell>
              <table:table-cell office:value-type="float" office:value="3">
                <text:p>3</text:p>
                <draw:g>
                  <svg:desc>greedyTest_Q4.Q19:greedyTest_Q4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a0" draw:style="radial" draw:cx="50%" draw:cy="50%" draw:start-color="#262626" draw:end-color="#595959" draw:start-intensity="100%" draw:end-intensity="100%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a0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5.9998397827148pt" fo:letter-spacing="0.035cm" fo:text-shadow="1pt 1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bfbfbf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f2f2f2" svg:stroke-opacity="10%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212cm" chart:symbol-height="0.212cm" chart:link-data-style-to-source="true"/>
      <style:graphic-properties svg:stroke-width="0.026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6cm" svg:stroke-color="#ed7d31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/>
      <style:graphic-properties svg:stroke-width="0.026cm" svg:stroke-color="#a5a5a5" draw:fill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3.825cm" svg:y="0.287cm" chart:style-name="ch2">
          <text:p>Q5-V2-A=[15,31,1]</text:p>
        </chart:title>
        <chart:legend chart:legend-position="bottom" svg:x="3.613cm" svg:y="6.864cm" style:legend-expansion="wide" chart:style-name="ch3"/>
        <chart:plot-area chart:style-name="ch4" table:cell-range-address="greedyTest_Q4.N39:greedyTest_Q4.Q55 greedyTest_Q4.O38:greedyTest_Q4.Q38" chart:data-source-has-labels="row" svg:x="0.254cm" svg:y="1.466cm" svg:width="12.192cm" svg:height="5.246cm">
          <chartooo:coordinate-region svg:x="0.664cm" svg:y="1.652cm" svg:width="11.621cm" svg:height="4.4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greedyTest_Q4.O39:greedyTest_Q4.O55" chart:label-cell-address="greedyTest_Q4.O38:greedyTest_Q4.O38" chart:class="chart:scatter">
            <chart:domain table:cell-range-address="greedyTest_Q4.N39:greedyTest_Q4.N55"/>
            <chart:data-point chart:repeated="17"/>
          </chart:series>
          <chart:series chart:style-name="ch9" chart:values-cell-range-address="greedyTest_Q4.P39:greedyTest_Q4.P55" chart:label-cell-address="greedyTest_Q4.P38:greedyTest_Q4.P38" chart:class="chart:scatter">
            <chart:data-point chart:repeated="17"/>
          </chart:series>
          <chart:series chart:style-name="ch10" chart:values-cell-range-address="greedyTest_Q4.Q39:greedyTest_Q4.Q55" chart:label-cell-address="greedyTest_Q4.Q38:greedyTest_Q4.Q38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Greedy</text:p>
                <draw:g>
                  <svg:desc>greedyTest_Q4.O38:greedyTest_Q4.O38</svg:desc>
                </draw:g>
              </table:table-cell>
              <table:table-cell office:value-type="string">
                <text:p>Brute</text:p>
                <draw:g>
                  <svg:desc>greedyTest_Q4.P38:greedyTest_Q4.P38</svg:desc>
                </draw:g>
              </table:table-cell>
              <table:table-cell office:value-type="string">
                <text:p>DP</text:p>
                <draw:g>
                  <svg:desc>greedyTest_Q4.Q38:greedyTest_Q4.Q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greedyTest_Q4.N39:greedyTest_Q4.N55</svg:desc>
                </draw:g>
              </table:table-cell>
              <table:table-cell office:value-type="float" office:value="3">
                <text:p>3</text:p>
                <draw:g>
                  <svg:desc>greedyTest_Q4.O39:greedyTest_Q4.O55</svg:desc>
                </draw:g>
              </table:table-cell>
              <table:table-cell office:value-type="float" office:value="3">
                <text:p>3</text:p>
                <draw:g>
                  <svg:desc>greedyTest_Q4.P39:greedyTest_Q4.P55</svg:desc>
                </draw:g>
              </table:table-cell>
              <table:table-cell office:value-type="float" office:value="3">
                <text:p>3</text:p>
                <draw:g>
                  <svg:desc>greedyTest_Q4.Q39:greedyTest_Q4.Q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a0" draw:style="radial" draw:cx="50%" draw:cy="50%" draw:start-color="#262626" draw:end-color="#595959" draw:start-intensity="100%" draw:end-intensity="100%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a0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5.9998397827148pt" fo:letter-spacing="0.035cm" fo:text-shadow="1pt 1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bfbfbf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f2f2f2" svg:stroke-opacity="10%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26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6cm" svg:stroke-color="#ed7d31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/>
      <style:graphic-properties svg:stroke-width="0.026cm" svg:stroke-color="#a5a5a5" draw:fill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4.261cm" svg:y="0.287cm" chart:style-name="ch2">
          <text:p>Q6-A=[10,26,1]</text:p>
        </chart:title>
        <chart:legend chart:legend-position="bottom" svg:x="3.613cm" svg:y="6.864cm" style:legend-expansion="wide" chart:style-name="ch3"/>
        <chart:plot-area chart:style-name="ch4" table:cell-range-address="greedyTest_Q4.N61:greedyTest_Q4.Q77 greedyTest_Q4.O60:greedyTest_Q4.Q60" chart:data-source-has-labels="row" svg:x="0.254cm" svg:y="1.466cm" svg:width="12.192cm" svg:height="5.246cm">
          <chartooo:coordinate-region svg:x="0.902cm" svg:y="1.652cm" svg:width="11.383cm" svg:height="4.4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greedyTest_Q4.O61:greedyTest_Q4.O77" chart:label-cell-address="greedyTest_Q4.O60:greedyTest_Q4.O60" chart:class="chart:scatter">
            <chart:domain table:cell-range-address="greedyTest_Q4.N61:greedyTest_Q4.N77"/>
            <chart:data-point chart:repeated="17"/>
          </chart:series>
          <chart:series chart:style-name="ch9" chart:values-cell-range-address="greedyTest_Q4.P61:greedyTest_Q4.P77" chart:label-cell-address="greedyTest_Q4.P60:greedyTest_Q4.P60" chart:class="chart:scatter">
            <chart:data-point chart:repeated="17"/>
          </chart:series>
          <chart:series chart:style-name="ch10" chart:values-cell-range-address="greedyTest_Q4.Q61:greedyTest_Q4.Q77" chart:label-cell-address="greedyTest_Q4.Q60:greedyTest_Q4.Q60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Greedy</text:p>
                <draw:g>
                  <svg:desc>greedyTest_Q4.O60:greedyTest_Q4.O60</svg:desc>
                </draw:g>
              </table:table-cell>
              <table:table-cell office:value-type="string">
                <text:p>Brute</text:p>
                <draw:g>
                  <svg:desc>greedyTest_Q4.P60:greedyTest_Q4.P60</svg:desc>
                </draw:g>
              </table:table-cell>
              <table:table-cell office:value-type="string">
                <text:p>DP</text:p>
                <draw:g>
                  <svg:desc>greedyTest_Q4.Q60:greedyTest_Q4.Q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eedyTest_Q4.N61:greedyTest_Q4.N77</svg:desc>
                </draw:g>
              </table:table-cell>
              <table:table-cell office:value-type="float" office:value="1">
                <text:p>1</text:p>
                <draw:g>
                  <svg:desc>greedyTest_Q4.O61:greedyTest_Q4.O77</svg:desc>
                </draw:g>
              </table:table-cell>
              <table:table-cell office:value-type="float" office:value="1">
                <text:p>1</text:p>
                <draw:g>
                  <svg:desc>greedyTest_Q4.P61:greedyTest_Q4.P77</svg:desc>
                </draw:g>
              </table:table-cell>
              <table:table-cell office:value-type="float" office:value="1">
                <text:p>1</text:p>
                <draw:g>
                  <svg:desc>greedyTest_Q4.Q61:greedyTest_Q4.Q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a0" draw:style="radial" draw:cx="50%" draw:cy="50%" draw:start-color="#262626" draw:end-color="#595959" draw:start-intensity="100%" draw:end-intensity="100%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404040"/>
    </style:style>
    <style:style style:name="ch2" style:family="chart">
      <style:chart-properties chart:auto-position="true" style:rotation-angle="0"/>
      <style:text-properties fo:color="#d9d9d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draw:stroke="none"/>
      <style:text-properties fo:color="#bfbfbf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595959" svg:stroke-opacity="75%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62cm" svg:stroke-color="#5b9bd5" draw:fill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" xlink:type="simple" chart:class="chart:scatter" chart:style-name="ch1">
        <chart:title svg:x="3.073cm" svg:y="0.287cm" chart:style-name="ch2">
          <text:p>Greedy Amount vs Runtime</text:p>
        </chart:title>
        <chart:plot-area chart:style-name="ch3" chart:data-source-has-labels="both" svg:x="1.265cm" svg:y="1.466cm" svg:width="11.181cm" svg:height="5.021cm">
          <chartooo:coordinate-region svg:x="1.675cm" svg:y="1.653cm" svg:width="10.611cm" svg:height="4.214cm"/>
          <chart:axis chart:dimension="x" chart:name="primary-x" chart:style-name="ch4" chartooo:axis-type="auto">
            <chart:title svg:x="6.282cm" svg:y="6.639cm" chart:style-name="ch5">
              <text:p>Amount</text:p>
            </chart:title>
            <chart:categories table:cell-range-address="local-table.$A$2:.$A$18"/>
            <chart:grid chart:style-name="ch6" chart:class="major"/>
          </chart:axis>
          <chart:axis chart:dimension="y" chart:name="primary-y" chart:style-name="ch7">
            <chart:title svg:x="0.451cm" svg:y="5.396cm" chart:style-name="ch8">
              <text:p>Time (microseconds)</text:p>
            </chart:title>
            <chart:grid chart:style-name="ch6" chart:class="major"/>
          </chart:axis>
          <chart:series chart:style-name="ch9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microseconds)</text:p>
              </table:table-cell>
            </table:table-row>
          </table:table-header-rows>
          <table:table-rows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00679016113281">
                <text:p>5.00679016113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14576721191406">
                <text:p>2.14576721191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09944152832031">
                <text:p>3.09944152832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9073486328125">
                <text:p>1.90734863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86102294921875">
                <text:p>2.861022949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86102294921875">
                <text:p>2.8610229492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09944152832031">
                <text:p>3.09944152832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09944152832031">
                <text:p>3.09944152832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86102294921875">
                <text:p>2.861022949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9073486328125">
                <text:p>1.907348632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09944152832031">
                <text:p>3.09944152832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09944152832031">
                <text:p>3.09944152832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86102294921875">
                <text:p>2.861022949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9073486328125">
                <text:p>1.907348632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09944152832031">
                <text:p>3.09944152832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14576721191406">
                <text:p>2.14576721191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86102294921875">
                <text:p>2.86102294921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404040"/>
    </style:style>
    <style:style style:name="ch2" style:family="chart">
      <style:chart-properties chart:auto-position="true" style:rotation-angle="0"/>
      <style:text-properties fo:color="#d9d9d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draw:stroke="none"/>
      <style:text-properties fo:color="#bfbfbf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595959" svg:stroke-opacity="75%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62cm" svg:stroke-color="#5b9bd5" draw:fill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235cm" svg:height="7.62cm" xlink:href="." xlink:type="simple" chart:class="chart:scatter" chart:style-name="ch1">
        <chart:title svg:x="4.038cm" svg:y="0.287cm" chart:style-name="ch2">
          <text:p>Brute Amount vs Runtime</text:p>
        </chart:title>
        <chart:plot-area chart:style-name="ch3" chart:data-source-has-labels="both" svg:x="1.295cm" svg:y="1.466cm" svg:width="12.656cm" svg:height="5.021cm">
          <chartooo:coordinate-region svg:x="2.816cm" svg:y="1.653cm" svg:width="10.974cm" svg:height="4.214cm"/>
          <chart:axis chart:dimension="x" chart:name="primary-x" chart:style-name="ch4" chartooo:axis-type="auto">
            <chart:title svg:x="7.05cm" svg:y="6.639cm" chart:style-name="ch5">
              <text:p>Amount</text:p>
            </chart:title>
            <chart:categories table:cell-range-address="local-table.$A$2:.$A$18"/>
            <chart:grid chart:style-name="ch6" chart:class="major"/>
          </chart:axis>
          <chart:axis chart:dimension="y" chart:name="primary-y" chart:style-name="ch7">
            <chart:title svg:x="0.451cm" svg:y="4.51cm" chart:style-name="ch8">
              <text:p>Time ((</text:p>
            </chart:title>
            <chart:grid chart:style-name="ch6" chart:class="major"/>
          </chart:axis>
          <chart:series chart:style-name="ch9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microseconds)</text:p>
              </table:table-cell>
            </table:table-row>
          </table:table-header-rows>
          <table:table-rows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00.04196166992">
                <text:p>6000.04196166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000.13542175292">
                <text:p>8000.13542175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999.9389648438">
                <text:p>13999.9389648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999.8569488525">
                <text:p>24999.8569488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9999.9618530273">
                <text:p>39999.9618530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5000.057220459">
                <text:p>65000.057220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2999.91607666">
                <text:p>112999.91607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1999.921798706">
                <text:p>181999.921798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7999.839782715">
                <text:p>317999.839782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41999.816894531">
                <text:p>541999.816894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04999.97138977">
                <text:p>904999.97138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26000.02288818">
                <text:p>1526000.02288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551000.11825562">
                <text:p>2551000.11825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315000.05722046">
                <text:p>4315000.05722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124000.07247925">
                <text:p>7124000.07247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128000.0209808">
                <text:p>12128000.0209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240000.0095367">
                <text:p>20240000.0095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404040"/>
    </style:style>
    <style:style style:name="ch2" style:family="chart">
      <style:chart-properties chart:auto-position="true" style:rotation-angle="0"/>
      <style:text-properties fo:color="#d9d9d9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draw:stroke="none"/>
      <style:text-properties fo:color="#bfbfbf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595959" svg:stroke-opacity="75%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62cm" svg:stroke-color="#5b9bd5" draw:fill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" xlink:type="simple" chart:class="chart:scatter" chart:style-name="ch1">
        <chart:title svg:x="3.84cm" svg:y="0.288cm" chart:style-name="ch2">
          <text:p>DP Amount vs Runtime</text:p>
        </chart:title>
        <chart:plot-area chart:style-name="ch3" chart:data-source-has-labels="both" svg:x="1.265cm" svg:y="1.345cm" svg:width="11.181cm" svg:height="5.142cm">
          <chartooo:coordinate-region svg:x="1.834cm" svg:y="1.531cm" svg:width="10.451cm" svg:height="4.336cm"/>
          <chart:axis chart:dimension="x" chart:name="primary-x" chart:style-name="ch4" chartooo:axis-type="auto">
            <chart:title svg:x="6.282cm" svg:y="6.639cm" chart:style-name="ch5">
              <text:p>Amount</text:p>
            </chart:title>
            <chart:categories table:cell-range-address="local-table.$A$2:.$A$18"/>
            <chart:grid chart:style-name="ch6" chart:class="major"/>
          </chart:axis>
          <chart:axis chart:dimension="y" chart:name="primary-y" chart:style-name="ch7">
            <chart:title svg:x="0.451cm" svg:y="5.336cm" chart:style-name="ch8">
              <text:p>Time (microseconds)</text:p>
            </chart:title>
            <chart:grid chart:style-name="ch6" chart:class="major"/>
          </chart:axis>
          <chart:series chart:style-name="ch9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microseconds)</text:p>
              </table:table-cell>
            </table:table-row>
          </table:table-header-rows>
          <table:table-rows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.0870666503906">
                <text:p>29.0870666503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.9876251220703">
                <text:p>25.9876251220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.1333923339844">
                <text:p>28.1333923339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9.0870666503906">
                <text:p>29.0870666503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0.9944152832031">
                <text:p>30.9944152832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.9944152832031">
                <text:p>30.9944152832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3.8554382324219">
                <text:p>33.8554382324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4.8091125488281">
                <text:p>34.8091125488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6.9548797607422">
                <text:p>36.9548797607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.9548797607422">
                <text:p>36.95487976074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7.9085540771484">
                <text:p>37.908554077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1.0079956054688">
                <text:p>41.0079956054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1.961669921875">
                <text:p>41.9616699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3.1537628173828">
                <text:p>43.1537628173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6.0147857666016">
                <text:p>46.0147857666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6.0147857666016">
                <text:p>46.01478576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7.9221343994141">
                <text:p>47.92213439941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404040"/>
    </style:style>
    <style:style style:name="ch2" style:family="chart">
      <style:chart-properties chart:auto-position="true" style:rotation-angle="0"/>
      <style:text-properties fo:color="#d9d9d9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draw:stroke="none"/>
      <style:text-properties fo:color="#bfbfbf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595959" svg:stroke-opacity="75%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62cm" svg:stroke-color="#5b9bd5" draw:fill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1.789cm" svg:y="0.288cm" chart:style-name="ch2">
          <text:p>Greedy Num of Denominations vs Runtime</text:p>
        </chart:title>
        <chart:plot-area chart:style-name="ch3" table:cell-range-address="greedyTest_Q4.A124:greedyTest_Q4.B127 greedyTest_Q4.B123:greedyTest_Q4.B123" chart:data-source-has-labels="row" svg:x="1.265cm" svg:y="1.345cm" svg:width="11.181cm" svg:height="5.142cm">
          <chartooo:coordinate-region svg:x="1.913cm" svg:y="1.531cm" svg:width="10.373cm" svg:height="4.336cm"/>
          <chart:axis chart:dimension="x" chart:name="primary-x" chart:style-name="ch4">
            <chart:title svg:x="5.065cm" svg:y="6.639cm" chart:style-name="ch5">
              <text:p>Number of Denominations</text:p>
            </chart:title>
            <chart:grid chart:style-name="ch6" chart:class="major"/>
          </chart:axis>
          <chart:axis chart:dimension="y" chart:name="primary-y" chart:style-name="ch7">
            <chart:title svg:x="0.451cm" svg:y="5.852cm" chart:style-name="ch8">
              <text:p>Avg Runtime (microseconds)</text:p>
            </chart:title>
            <chart:grid chart:style-name="ch6" chart:class="major"/>
          </chart:axis>
          <chart:series chart:style-name="ch9" chart:values-cell-range-address="greedyTest_Q4.B124:greedyTest_Q4.B127" chart:label-cell-address="greedyTest_Q4.B123:greedyTest_Q4.B123" chart:class="chart:scatter">
            <chart:domain table:cell-range-address="greedyTest_Q4.A124:greedyTest_Q4.A12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Run Time (microseconds)</text:p>
                <draw:g>
                  <svg:desc>greedyTest_Q4.B123:greedyTest_Q4.B1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greedyTest_Q4.A124:greedyTest_Q4.A127</svg:desc>
                </draw:g>
              </table:table-cell>
              <table:table-cell office:value-type="float" office:value="2.62260437011719">
                <text:p>2.62260437011719</text:p>
                <draw:g>
                  <svg:desc>greedyTest_Q4.B124:greedyTest_Q4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2260437011719">
                <text:p>2.62260437011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.33786010742187">
                <text:p>3.33786010742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3.35188472972197">
                <text:p>3.351884729721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404040"/>
    </style:style>
    <style:style style:name="ch2" style:family="chart">
      <style:chart-properties chart:auto-position="true" style:rotation-angle="0"/>
      <style:text-properties fo:color="#d9d9d9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draw:stroke="none"/>
      <style:text-properties fo:color="#bfbfbf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595959" svg:stroke-opacity="75%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7f7f7f"/>
      <style:text-properties fo:color="#bfbfbf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bfbfb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62cm" svg:stroke-color="#5b9bd5" draw:fill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1.961cm" svg:y="0.288cm" chart:style-name="ch2">
          <text:p>Brute Num of Denominations vs Runtime</text:p>
        </chart:title>
        <chart:plot-area chart:style-name="ch3" table:cell-range-address="greedyTest_Q4.E124:greedyTest_Q4.F127 greedyTest_Q4.F123:greedyTest_Q4.F123" chart:data-source-has-labels="row" svg:x="1.265cm" svg:y="1.345cm" svg:width="11.181cm" svg:height="5.142cm">
          <chartooo:coordinate-region svg:x="2.627cm" svg:y="1.531cm" svg:width="9.658cm" svg:height="4.336cm"/>
          <chart:axis chart:dimension="x" chart:name="primary-x" chart:style-name="ch4">
            <chart:title svg:x="5.065cm" svg:y="6.639cm" chart:style-name="ch5">
              <text:p>Number of Denominations</text:p>
            </chart:title>
            <chart:grid chart:style-name="ch6" chart:class="major"/>
          </chart:axis>
          <chart:axis chart:dimension="y" chart:name="primary-y" chart:style-name="ch7">
            <chart:title svg:x="0.451cm" svg:y="5.852cm" chart:style-name="ch8">
              <text:p>Avg Runtime (microseconds)</text:p>
            </chart:title>
            <chart:grid chart:style-name="ch6" chart:class="major"/>
          </chart:axis>
          <chart:series chart:style-name="ch9" chart:values-cell-range-address="greedyTest_Q4.F124:greedyTest_Q4.F127" chart:label-cell-address="greedyTest_Q4.F123:greedyTest_Q4.F123" chart:class="chart:scatter">
            <chart:domain table:cell-range-address="greedyTest_Q4.E124:greedyTest_Q4.E12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vg Run Time(microseconds)</text:p>
                <draw:g>
                  <svg:desc>greedyTest_Q4.F123:greedyTest_Q4.F1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greedyTest_Q4.E124:greedyTest_Q4.E127</svg:desc>
                </draw:g>
              </table:table-cell>
              <table:table-cell office:value-type="float" office:value="17999.8874664307">
                <text:p>17999.8874664307</text:p>
                <draw:g>
                  <svg:desc>greedyTest_Q4.F124:greedyTest_Q4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35.30040067785">
                <text:p>2235.30040067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947176.45645142">
                <text:p>2947176.45645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11705.8950312">
                <text:p>1711705.8950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